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5cm" fo:min-width="4.5cm" loext:decorative="false"/>
    </style:style>
    <style:style style:name="gr2" style:family="graphic" style:parent-style-name="standard">
      <style:graphic-properties draw:stroke="none" svg:stroke-width="0cm" svg:stroke-color="#ffffff" draw:marker-start-width="0.359cm" draw:marker-end-width="0.359cm" draw:fill="solid" draw:fill-color="#ffffff" loext:fill-use-slide-background="false" draw:opacity="100%" draw:textarea-horizontal-align="justify" draw:textarea-vertical-align="middle" draw:auto-grow-height="false" fo:min-height="2.72cm" fo:min-width="2.526cm" fo:padding-top="0.178cm" fo:padding-bottom="0.178cm" fo:padding-left="0.303cm" fo:padding-right="0.303cm" draw:shadow="hidden" loext:decorative="false"/>
    </style:style>
    <style:style style:name="gr3" style:family="graphic" style:parent-style-name="standard">
      <style:graphic-properties svg:stroke-width="0.106cm" svg:stroke-color="#ffffff" draw:marker-start-width="0.359cm" draw:marker-end-width="0.359cm" draw:fill="none" draw:fill-color="#ffffff" loext:fill-use-slide-background="false" draw:textarea-horizontal-align="justify" draw:textarea-vertical-align="middle" draw:auto-grow-height="false" fo:min-height="1.291cm" fo:min-width="1.041cm" fo:padding-top="0.178cm" fo:padding-bottom="0.178cm" fo:padding-left="0.303cm" fo:padding-right="0.303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.7cm" svg:x="1.1cm" svg:y="1.1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2.779cm" svg:height="2.971cm" svg:x="1.847cm" svg:y="3.581cm" svg:viewBox="0 0 2780 2972" svg:d="M699 101l-587 2304c100 87 192 156 282 211 95 59 188 102 283 135 194 67 400 91 666 115 264 0 505-49 728-133 213-81 410-194 596-331l-594-2330c31-23 62-47 91-72l614 2411c1 4 2 8 2 13 0 9-3 18-7 26-4 6-9 12-14 16-202 152-417 278-651 366-235 89-488 140-767 140-2 0-4 0-5 0-277-26-492-51-693-121-103-35-202-81-305-145-101-62-206-141-320-243-4-3-8-8-11-13-5-8-7-17-7-26 0-5 1-9 2-13l605-2377c30 24 60 46 92 67z">
          <text:p/>
        </draw:path>
        <draw:custom-shape draw:style-name="gr3" draw:text-style-name="P3" draw:layer="layout" svg:width="2.327cm" svg:height="2.327cm" svg:x="2.074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22:01:29.213000000</meta:creation-date>
    <dc:date>2024-10-03T11:34:42.605000000</dc:date>
    <meta:editing-duration>PT1M48S</meta:editing-duration>
    <meta:editing-cycles>2</meta:editing-cycles>
    <meta:generator>LibreOffice/24.8.1.2$Windows_X86_64 LibreOffice_project/87fa9aec1a63e70835390b81c40bb8993f1d4ff6</meta:generator>
    <meta:document-statistic meta:object-count="3"/>
  </office:meta>
</office:document-meta>
</file>